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color="#ff0000" fo:font-weight="bold" style:font-weight-asian="bold"/>
    </style:style>
    <style:style style:name="P3" style:family="paragraph" style:parent-style-name="Standard">
      <style:paragraph-properties fo:orphans="0" fo:widows="0"/>
      <style:text-properties fo:font-weight="bold" style:font-weight-asian="bold"/>
    </style:style>
    <style:style style:name="P4" style:family="paragraph" style:parent-style-name="Standard" style:list-style-name="WWNum8">
      <style:paragraph-properties fo:margin-left="0.5in" fo:margin-right="0in" fo:orphans="0" fo:widows="0" fo:text-indent="-0.25in" style:auto-text-indent="false"/>
    </style:style>
    <style:style style:name="P5" style:family="paragraph" style:parent-style-name="Standard" style:list-style-name="WWNum3">
      <style:paragraph-properties fo:margin-left="0.5in" fo:margin-right="0in" fo:text-indent="-0.25in" style:auto-text-indent="false"/>
    </style:style>
    <style:style style:name="P6" style:family="paragraph" style:parent-style-name="Standard" style:list-style-name="WWNum5">
      <style:paragraph-properties fo:margin-left="0.5in" fo:margin-right="0in" fo:text-indent="-0.25in" style:auto-text-indent="false"/>
    </style:style>
    <style:style style:name="P7" style:family="paragraph" style:parent-style-name="Standard" style:list-style-name="WWNum4">
      <style:paragraph-properties fo:margin-left="0.5in" fo:margin-right="0in" fo:text-indent="-0.25in" style:auto-text-indent="false"/>
    </style:style>
    <style:style style:name="P8" style:family="paragraph" style:parent-style-name="Standard" style:list-style-name="WWNum9">
      <style:paragraph-properties fo:margin-left="0.5in" fo:margin-right="0in" fo:text-indent="-0.25in" style:auto-text-indent="false"/>
    </style:style>
    <style:style style:name="P9" style:family="paragraph" style:parent-style-name="Standard" style:list-style-name="WWNum1">
      <style:paragraph-properties fo:margin-left="0.5in" fo:margin-right="0in" fo:text-indent="-0.25in" style:auto-text-indent="false"/>
    </style:style>
    <style:style style:name="P10" style:family="paragraph" style:parent-style-name="Standard" style:list-style-name="WWNum11">
      <style:paragraph-properties fo:margin-left="0.5in" fo:margin-right="0in" fo:text-indent="-0.25in" style:auto-text-indent="false"/>
    </style:style>
    <style:style style:name="P11" style:family="paragraph" style:parent-style-name="Standard" style:list-style-name="WWNum10">
      <style:paragraph-properties fo:margin-left="0.5in" fo:margin-right="0in" fo:text-indent="-0.25in" style:auto-text-indent="false"/>
    </style:style>
    <style:style style:name="P12" style:family="paragraph" style:parent-style-name="Standard" style:list-style-name="WWNum7">
      <style:paragraph-properties fo:margin-left="0.5in" fo:margin-right="0in" fo:text-indent="-0.25in" style:auto-text-indent="false"/>
    </style:style>
    <style:style style:name="P13" style:family="paragraph" style:parent-style-name="Standard" style:list-style-name="WWNum2">
      <style:paragraph-properties fo:margin-left="0.5in" fo:margin-right="0in" fo:text-indent="-0.25in" style:auto-text-indent="false"/>
    </style:style>
    <style:style style:name="P14" style:family="paragraph" style:parent-style-name="Standard" style:list-style-name="WWNum6">
      <style:paragraph-properties fo:margin-left="0.5in" fo:margin-right="0in" fo:text-indent="-0.25in" style:auto-text-indent="false"/>
    </style:style>
    <style:style style:name="P15" style:family="paragraph" style:parent-style-name="Standard" style:list-style-name="WWNum3">
      <style:paragraph-properties fo:margin-left="1in" fo:margin-right="0in" fo:text-indent="-0.25in" style:auto-text-indent="false"/>
    </style:style>
    <style:style style:name="P16" style:family="paragraph" style:parent-style-name="Standard">
      <style:paragraph-properties fo:margin-left="0in" fo:margin-right="0in" fo:text-indent="0in" style:auto-text-indent="false"/>
    </style:style>
    <style:style style:name="P17" style:family="paragraph" style:parent-style-name="Standard" style:master-page-name="Standard">
      <style:paragraph-properties fo:orphans="0" fo:widows="0" style:page-number="1"/>
    </style:style>
    <style:style style:name="P18"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4a86e8" fo:font-weight="bold" style:font-weight-asian="bold"/>
    </style:style>
    <style:style style:name="T12" style:family="text">
      <style:text-properties fo:color="#4a86e8"/>
    </style:style>
    <style:style style:name="T13" style:family="text">
      <style:text-properties fo:color="#4a86e8" style:text-underline-style="none"/>
    </style:style>
    <style:style style:name="T14" style:family="text">
      <style:text-properties fo:color="#1155cc" style:text-underline-style="solid" style:text-underline-width="auto" style:text-underline-color="font-color" fo:font-weight="bold" style:font-weight-asian="bold"/>
    </style:style>
    <style:style style:name="T15" style:family="text">
      <style:text-properties fo:color="#1155cc" style:text-underline-style="solid" style:text-underline-width="auto" style:text-underline-color="font-color"/>
    </style:style>
    <style:style style:name="T16" style:family="text">
      <style:text-properties fo:font-size="18pt" fo:font-weight="bold" style:font-size-asian="18pt" style:font-weight-asian="bold" style:font-size-complex="18pt"/>
    </style:style>
    <style:style style:name="T17"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8" style:family="text">
      <style:text-properties fo:font-size="18pt" style:text-underline-style="solid" style:text-underline-width="auto" style:text-underline-color="font-color" fo:font-weight="bold" style:font-size-asian="18pt" style:font-weight-asian="bold" style:font-size-complex="18pt"/>
    </style:style>
    <style:style style:name="T19" style:family="text">
      <style:text-properties fo:color="#241e12" fo:font-weight="bold" style:font-weight-asian="bold"/>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50916304" text:id="ct50916304">
          <text:insertion>
            <office:change-info>
              <dc:creator>RTheren</dc:creator>
              <dc:date>2019-04-29T18:14:00</dc:date>
            </office:change-info>
          </text:insertion>
        </text:changed-region>
        <text:changed-region xml:id="ct51341648" text:id="ct51341648">
          <text:insertion>
            <office:change-info>
              <dc:creator>Katana Steel</dc:creator>
              <dc:date>2019-04-29T23:38:40</dc:date>
            </office:change-info>
          </text:insertion>
        </text:changed-region>
        <text:changed-region xml:id="ct51467472" text:id="ct51467472">
          <text:insertion>
            <office:change-info>
              <dc:creator>RTheren</dc:creator>
              <dc:date>2019-04-30T05:51:15</dc:date>
            </office:change-info>
          </text:insertion>
        </text:changed-region>
        <text:changed-region xml:id="ct51354800" text:id="ct51354800">
          <text:insertion>
            <office:change-info>
              <dc:creator>RTheren</dc:creator>
              <dc:date>2019-04-30T06:48:09</dc:date>
            </office:change-info>
          </text:insertion>
        </text:changed-region>
        <text:changed-region xml:id="ct51247392" text:id="ct51247392">
          <text:insertion>
            <office:change-info>
              <dc:creator>RTheren</dc:creator>
              <dc:date>2019-04-30T12:06:13</dc:date>
            </office:change-info>
          </text:insertion>
        </text:changed-region>
        <text:changed-region xml:id="ct51283376" text:id="ct51283376">
          <text:insertion>
            <office:change-info>
              <dc:creator>John Wiggins</dc:creator>
              <dc:date>2019-05-01T17:07:0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LGCWDW <text:s/>- </text:span><text:span text:style-name="T2">????????? <text:s text:c="2"/></text:span></text:p>
      <text:p text:style-name="P1"><text:span text:style-name="T7">Colour key - </text:span><text:span text:style-name="T8">Venn</text:span><text:span text:style-name="T7"> </text:span><text:span text:style-name="T11">Pedro </text:span><text:span text:style-name="T3">Jill</text:span></text:p>
      <text:p text:style-name="P2"/>
      <text:p text:style-name="P1"><text:span text:style-name="T7">The Jill</text:span></text:p>
      <text:p text:style-name="P1"><text:a xlink:type="simple" xlink:href="https://meet.jit.si/jordan9000#config.disableAP=true&amp;config.disableAEC=true&amp;config.disableAGC=true" text:style-name="ListLabel_20_100" text:visited-style-name="ListLabel_20_100"><text:span text:style-name="T14">https://meet.jit.si/jordan9000#config.disableAP=true&amp;config.disableAEC=true&amp;config.disableAGC=true</text:span></text:a></text:p>
      <text:p text:style-name="P3"/>
      <text:p text:style-name="P1"><text:span text:style-name="T7">The Pedro </text:span></text:p>
      <text:p text:style-name="P1"><text:a xlink:type="simple" xlink:href="https://meet.jit.si/pedro9000#config.disableAP=true&amp;config.disableAEC=true&amp;config.disableAGC=true" text:style-name="ListLabel_20_100" text:visited-style-name="ListLabel_20_100"><text:span text:style-name="T14">https://meet.jit.si/pedro9000#config.disableAP=true&amp;config.disableAEC=true&amp;config.disableAGC=true</text:span></text:a></text:p>
      <text:p text:style-name="P2"/>
      <text:p text:style-name="P1"><draw:rect text:anchor-type="as-char" style:rel-width="100%" draw:z-index="0" draw:style-name="gr1" draw:text-style-name="P18" svg:width="0.0012in" svg:height="0.0213in"><text:p/></draw:rect></text:p>
      <text:p text:style-name="Standard">News</text:p>
      <text:p text:style-name="Standard">Plugs</text:p>
      <text:p text:style-name="Standard">Pi</text:p>
      <text:p text:style-name="Standard">Feedback</text:p>
      <text:p text:style-name="Standard"><draw:rect text:anchor-type="as-char" style:rel-width="100%" draw:z-index="1" draw:style-name="gr1" draw:text-style-name="P18" svg:width="0.0012in" svg:height="0.0213in"><text:p/></draw:rect></text:p>
      <text:p text:style-name="P1"><text:span text:style-name="T4">Patreons:</text:span><text:span text:style-name="T16"> Post story suggestions </text:span><text:span text:style-name="T17">HAR</text:span><text:span text:style-name="T18">!</text:span></text:p>
      <text:p text:style-name="P1"/>
      <text:p text:style-name="P1">1.<text:change-start text:change-id="ct50916304"/> <text:s/>Atomic Pi, an Intel-based Raspberry Pi competitor (RTheren)<text:line-break/>https://www.notebookcheck.net/Atomic-Pi-A-Raspberry-Pi-alternative-with-an-Intel-processor-that-costs-less-than-US-35.419686.0.html<text:change-end text:change-id="ct50916304"/></text:p>
      <text:p text:style-name="P1">2.<text:change-start text:change-id="ct51341648"/> Debian nein nein nein (Katana Steel)</text:p>
      <text:p text:style-name="P1">https://www.debian.org/News/2019/20190427<text:change-end text:change-id="ct51341648"/></text:p>
      <text:p text:style-name="P1"><text:soft-page-break/>3.<text:change-start text:change-id="ct51467472"/> Trinity Desktop new update: (RTheren)</text:p>
      <text:p text:style-name="P1">https://wiki.trinitydesktop.org/Release_Notes_For_R14.0.6<text:change-end text:change-id="ct51467472"/></text:p>
      <text:p text:style-name="P1">4.<text:change-start text:change-id="ct51354800"/> Images, GIFs and everything else in your terminal (RTheren):</text:p>
      <text:p text:style-name="P1">https://github.com/saitoha/libsixel<text:change-end text:change-id="ct51354800"/></text:p>
      <text:p text:style-name="P1">5.<text:change-start text:change-id="ct51247392"/> More Purism progress (RTheren)</text:p>
      <text:p text:style-name="P1"><text:a xlink:type="simple" xlink:href="https://puri.sm/posts/complete-pureboot-demo-and-more-progress/" text:style-name="ListLabel_20_101" text:visited-style-name="ListLabel_20_101">https://puri.sm/posts/complete-pureboot-demo-and-more-progress/</text:a></text:p>
      <text:p text:style-name="P1">6. <text:span text:style-name="T7">M'lady 30 is out (RTheren)</text:span></text:p>
      <text:p text:style-name="P1"><text:change-end text:change-id="ct51247392"/><text:change-start text:change-id="ct51283376"/><text:a xlink:type="simple" xlink:href="https://dl.fedoraproject.org/pub/fedora/linux/releases/30/Workstation/x86_64/iso/" text:style-name="ListLabel_20_102" text:visited-style-name="ListLabel_20_102"><text:span text:style-name="T15">https://dl.fedoraproject.org/pub/fedora/linux/releases/30/Workstation/x86_64/iso/</text:span></text:a>`</text:p>
      <text:p text:style-name="P1">7. Mark Shuttleworth sees increased demand for enterprise Ubuntu Linux desktop</text:p>
      <text:p text:style-name="P1"><text:a xlink:type="simple" xlink:href="https://www.zdnet.com/article/mark-shuttleworth-sees-increased-demand-for-enterprise-ubuntu-linux-desktop/" text:style-name="ListLabel_20_101" text:visited-style-name="ListLabel_20_101">https://www.zdnet.com/article/mark-shuttleworth-sees-increased-demand-for-enterprise-ubuntu-linux-desktop/</text:a><text:change-end text:change-id="ct51283376"/></text:p>
      <text:p text:style-name="P1"><draw:rect text:anchor-type="as-char" style:rel-width="100%" draw:z-index="2" draw:style-name="gr1" draw:text-style-name="P18" svg:width="0.0012in" svg:height="0.0213in"><text:p/></draw:rect></text:p>
      <text:p text:style-name="Standard"><text:span text:style-name="T2">Rundown: You know the drill </text:span></text:p>
      <text:p text:style-name="Standard"/>
      <text:p text:style-name="Standard"/>
      <text:p text:style-name="P3"/>
      <text:p text:style-name="P1"><draw:rect text:anchor-type="as-char" style:rel-width="100%" draw:z-index="3" draw:style-name="gr1" draw:text-style-name="P18" svg:width="0.0012in" svg:height="0.0213in"><text:p/></draw:rect></text:p>
      <text:p text:style-name="P1"><text:span text:style-name="T7">What we’re up to :</text:span></text:p>
      <text:p text:style-name="P1"><text:span text:style-name="T7">V - Fedora, on it… after a VNC install. </text:span></text:p>
      <text:p text:style-name="P1"><text:span text:style-name="T7">J - Got my Acer 43 inch 4k computer monitor on my desk, and am working on arranging the other 3 monitors with it as well! <text:s/>Enjoyed watching Jupiter Broadcasting’s live stream from LinuxFest Northwest over the weekend and some of the talks.</text:span></text:p>
      <text:p text:style-name="P1"><text:span text:style-name="T7">P - Nory has new GPU</text:span></text:p>
      <text:p text:style-name="Standard"><draw:rect text:anchor-type="as-char" style:rel-width="100%" draw:z-index="4" draw:style-name="gr1" draw:text-style-name="P18" svg:width="0.0012in" svg:height="0.0213in"><text:p/></draw:rect></text:p>
      <text:p text:style-name="Standard"><text:soft-page-break/>News</text:p>
      <text:p text:style-name="Standard"/>
      <text:p text:style-name="P1"><text:span text:style-name="T8">Fedora 30 release</text:span><text:span text:style-name="T7"> (M'lady 30 is out RTheren)</text:span></text:p>
      <text:p text:style-name="P1"><text:a xlink:type="simple" xlink:href="https://dl.fedoraproject.org/pub/fedora/linux/releases/30/Workstation/x86_64/iso/" text:style-name="ListLabel_20_102" text:visited-style-name="ListLabel_20_102"><text:span text:style-name="T15">https://dl.fedoraproject.org/pub/fedora/linux/releases/30/Workstation/x86_64/iso/</text:span></text:a></text:p>
      <text:p text:style-name="P1"><text:a xlink:type="simple" xlink:href="https://itsfoss.com/fedora-30/" text:style-name="ListLabel_20_102" text:visited-style-name="ListLabel_20_102"><text:span text:style-name="T15">https://itsfoss.com/fedora-30/</text:span></text:a></text:p>
      <text:list xml:id="list780310344" text:style-name="WWNum8">
        <text:list-item>
          <text:p text:style-name="P4"><text:span text:style-name="T9">New Gnomes and faster DNF. </text:span></text:p>
        </text:list-item>
        <text:list-item>
          <text:p text:style-name="P4"><text:span text:style-name="T9">Along with the release of Fedora 30, they are moving the “Ask Fedora” support forum to the Discourse platform. </text:span></text:p>
        </text:list-item>
        <text:list-item>
          <text:p text:style-name="P4"><text:span text:style-name="T5">Cool! <text:s/></text:span></text:p>
        </text:list-item>
        <text:list-item>
          <text:p text:style-name="P4"><text:span text:style-name="T5">Fedora 30 includes two new desktop environments, Elementary OS’s Pantheon and Deepin Linux’s DeepinDE. </text:span></text:p>
        </text:list-item>
        <text:list-item>
          <text:p text:style-name="P4"><text:span text:style-name="T9">I tried the prerelease Sunday and there was still no joy for 20 series NVIDIA cards during the install.</text:span></text:p>
        </text:list-item>
        <text:list-item>
          <text:p text:style-name="P4"><text:span text:style-name="T9">Be prepared to text it or VNC. </text:span></text:p>
        </text:list-item>
        <text:list-item>
          <text:p text:style-name="P4"><text:span text:style-name="T12">The install of Fedora on the X240 started at Fedora 28 and the update to Fedora 30 went by without a hitch!</text:span></text:p>
        </text:list-item>
        <text:list-item>
          <text:p text:style-name="P4"><text:span text:style-name="T12">Something is up with the Deepin packages!</text:span></text:p>
        </text:list-item>
      </text:list>
      <text:p text:style-name="Standard"/>
      <text:p text:style-name="Standard"><text:span text:style-name="T3"><office:annotation office:name="__Annotation__86_2043683108"><dc:creator>Katana Steel</dc:creator><dc:date>2019-05-01T17:30:18</dc:date><text:p><text:span text:style-name="T20">Looks like it's rebranding season, last week we had branding meetings at my day job</text:span></text:p></office:annotation></text:span><text:span text:style-name="T3">Redhat loses their Hat</text:span><office:annotation-end office:name="__Annotation__86_2043683108"/> </text:p>
      <text:p text:style-name="Standard"><text:a xlink:type="simple" xlink:href="https://www.redhat.com/en/about/brand/new-brand" text:style-name="ListLabel_20_102" text:visited-style-name="ListLabel_20_102"><text:span text:style-name="T15">https://www.redhat.com/en/about/brand/new-brand</text:span></text:a></text:p>
      <text:p text:style-name="Standard"><text:a xlink:type="simple" xlink:href="https://www.wraltechwire.com/2019/05/01/here-is-red-hats-new-logo-why-change-a-much-different-company-today/" text:style-name="ListLabel_20_102" text:visited-style-name="ListLabel_20_102"><text:span text:style-name="T15">https://www.wraltechwire.com/2019/05/01/here-is-red-hats-new-logo-why-change-a-much-different-company-today/</text:span></text:a></text:p>
      <text:list xml:id="list231357062" text:style-name="WWNum3">
        <text:list-item>
          <text:p text:style-name="P5"><text:span text:style-name="T5">Red Hat has a new logo! <text:s/>Red Hat is turning 25 years old, and it is a different company from what it was 17 years ago when the current logo was designed. <text:s/>Red Hat is not only Linux, but a leader in cloud.</text:span></text:p>
        </text:list-item>
        <text:list-item>
          <text:p text:style-name="P5"><text:span text:style-name="T5">Before IBM’s acquisition of Red Hat in October 2018 Red Hat was getting ready to redesign their logo.</text:span></text:p>
        </text:list-item>
        <text:list-item>
          <text:p text:style-name="P5"><text:span text:style-name="T5">The way the name in their logo is spelled with a lowercase one word “redhat” didn’t match how it is actually trademarked and spelled with the 2 word “Red Hat.”</text:span></text:p>
        </text:list-item>
        <text:list-item>
          <text:p text:style-name="P5"><text:span text:style-name="T5">The new Red Hat logo was revealed today at noon on their Raleigh office tower. <text:s/>It is an all white fedora logo with Shadowman removed and the “Red Hat” 2 worded text against a Red background. </text:span></text:p>
          <text:list>
            <text:list-item>
              <text:p text:style-name="P15"><text:soft-page-break/><text:span text:style-name="T9">RedHat will maintain a Fedora.</text:span></text:p>
            </text:list-item>
          </text:list>
        </text:list-item>
        <text:list-item>
          <text:p text:style-name="P5"><text:span text:style-name="T5">The Red Hat logo that is going to be used in their media has a Red Hat with black trim and black lettering.</text:span></text:p>
        </text:list-item>
        <text:list-item>
          <text:p text:style-name="P5"><text:span text:style-name="T12">Are they just going to slap the IBM logo up there?</text:span></text:p>
        </text:list-item>
        <text:list-item>
          <text:p text:style-name="P5"><text:span text:style-name="T9">Much like the Fedorf logo I would not have noticed unless someone pointed it out. </text:span></text:p>
        </text:list-item>
      </text:list>
      <text:p text:style-name="Standard"/>
      <text:p text:style-name="Standard"><text:span text:style-name="T9">Mozilla drops IRC</text:span></text:p>
      <text:p text:style-name="Standard"><text:a xlink:type="simple" xlink:href="https://www.ghacks.net/2019/04/28/mozilla-to-drop-irc-as-main-communications-platform/" text:style-name="ListLabel_20_102" text:visited-style-name="ListLabel_20_102"><text:span text:style-name="T15">https://www.ghacks.net/2019/04/28/mozilla-to-drop-irc-as-main-communications-platform</text:span></text:a></text:p>
      <text:list xml:id="list716934520" text:style-name="WWNum5">
        <text:list-item>
          <text:p text:style-name="P6"><text:span text:style-name="T5">Discord isn't open source, but it is the newest evolution of IRC.</text:span></text:p>
        </text:list-item>
        <text:list-item>
          <text:p text:style-name="P6"><text:span text:style-name="T5">Rocket.Chat is open source and is used by Canonical and Red Hat.</text:span></text:p>
        </text:list-item>
        <text:list-item>
          <text:p text:style-name="P6"><text:span text:style-name="T9">XKCD 1782 indeed. </text:span></text:p>
        </text:list-item>
        <text:list-item>
          <text:p text:style-name="P6"><text:span text:style-name="T9">Listen, I get it, IRC is something you have used or decades and change is scary. </text:span></text:p>
        </text:list-item>
        <text:list-item>
          <text:p text:style-name="P6"><text:span text:style-name="T9">You can move over to freenode and continue idling. </text:span></text:p>
        </text:list-item>
      </text:list>
      <text:p text:style-name="Standard"/>
      <text:p text:style-name="Standard"><text:span text:style-name="T8"><office:annotation office:name="__Annotation__114_2043683108"><dc:creator>Katana Steel</dc:creator><dc:date>2019-05-01T17:24:35</dc:date><text:p><text:span text:style-name="T20">Not sure if I'll finish xfburn by then....</text:span></text:p><text:p><text:span text:style-name="T20">But good to see a release date</text:span></text:p></office:annotation></text:span><text:span text:style-name="T8">Xfce 4.14 release date</text:span><office:annotation-end office:name="__Annotation__114_2043683108"/></text:p>
      <text:p text:style-name="Standard"><text:a xlink:type="simple" xlink:href="https://wiki.xfce.org/releng/4.14/roadmap" text:style-name="ListLabel_20_102" text:visited-style-name="ListLabel_20_102"><text:span text:style-name="T15">https://wiki.xfce.org/releng/4.14/roadmap</text:span></text:a></text:p>
      <text:list xml:id="list3155702091" text:style-name="WWNum4">
        <text:list-item>
          <text:p text:style-name="P7"><text:span text:style-name="T12">August… seems a little early!</text:span></text:p>
        </text:list-item>
        <text:list-item>
          <text:p text:style-name="P7"><text:span text:style-name="T9">First pre1 rolls out May 5’th. </text:span></text:p>
        </text:list-item>
        <text:list-item>
          <text:p text:style-name="P7"><text:span text:style-name="T9">Pre2 follows at the end of the month and pre3 (final freeze) July 28. </text:span></text:p>
        </text:list-item>
        <text:list-item>
          <text:p text:style-name="P7"><text:span text:style-name="T9">August 11 shite gets real. </text:span></text:p>
        </text:list-item>
        <text:list-item>
          <text:p text:style-name="P7"><text:span text:style-name="T9">All the plugins I use are 100% so I look forward to the xfwm goodness. </text:span></text:p>
        </text:list-item>
      </text:list>
      <text:p text:style-name="Standard"/>
      <text:p text:style-name="Standard"><text:soft-page-break/><text:span text:style-name="T11">Taming Gmail </text:span></text:p>
      <text:p text:style-name="Standard"><text:a xlink:type="simple" xlink:href="https://simpl.fyi/gmail/" text:style-name="ListLabel_20_102" text:visited-style-name="ListLabel_20_102"><text:span text:style-name="T15">https://simpl.fyi/gmail/</text:span></text:a></text:p>
      <text:list xml:id="list902408331" text:style-name="WWNum9">
        <text:list-item>
          <text:p text:style-name="P8"><text:span text:style-name="T12">Open-sauce CSS injecting extension to make gmail a more focused experience.</text:span></text:p>
        </text:list-item>
        <text:list-item>
          <text:p text:style-name="P8"><text:span text:style-name="T5">The Simplify Gmail extension really does make Gmail look cleaner and more unified like the Google Inbox app a lot of us were accustomed to on our phones. </text:span></text:p>
        </text:list-item>
        <text:list-item>
          <text:p text:style-name="P8"><text:span text:style-name="T5">You can use the “Main menu” hamburger button on the top left to turn on or off the normal Gmail side menu of categories, including Sent, Drafts etc.</text:span></text:p>
        </text:list-item>
        <text:list-item>
          <text:p text:style-name="P8"><text:span text:style-name="T9">If you are on the desktop wire Gmail into Thunderbird, thank me later. </text:span></text:p>
        </text:list-item>
        <text:list-item>
          <text:p text:style-name="P8"><text:span text:style-name="T9">Yeah, this does bring back the good old days when Gmail was, get this, a webmail client. </text:span></text:p>
        </text:list-item>
      </text:list>
      <text:p text:style-name="Standard"/>
      <text:p text:style-name="Standard"><text:span text:style-name="T11">Open source navigation system </text:span></text:p>
      <text:p text:style-name="Standard"><text:a xlink:type="simple" xlink:href="https://www.aweigh.io" text:style-name="ListLabel_20_102" text:visited-style-name="ListLabel_20_102"><text:span text:style-name="T15">https://www.aweigh.io</text:span></text:a></text:p>
      <text:list xml:id="list2959427605" text:style-name="WWNum1">
        <text:list-item>
          <text:p text:style-name="P9"><text:span text:style-name="T12">Digital astrolabe for the common folk?</text:span></text:p>
        </text:list-item>
        <text:list-item>
          <text:p text:style-name="P9"><text:span text:style-name="T5">Honestly, my first thought when I was reading this website is that it is written like it came out of Stewart Brand’s Whole Earth Catalog.</text:span></text:p>
        </text:list-item>
        <text:list-item>
          <text:p text:style-name="P9"><text:span text:style-name="T5">Aweigh is a wonderful Raspberry Pi project with kits and equipment you can order to make an open navigation system which is decentralized and independent of satellites. </text:span></text:p>
        </text:list-item>
      </text:list>
      <text:p text:style-name="Standard"/>
      <text:p text:style-name="Standard"><text:span text:style-name="T8">Installing Davinci Resolve 16</text:span></text:p>
      <text:p text:style-name="Standard"><text:a xlink:type="simple" xlink:href="https://linuxgamecast.com/2019/04/install-davinci-resolve-16-on-ubuntu/" text:style-name="ListLabel_20_102" text:visited-style-name="ListLabel_20_102"><text:span text:style-name="T15">https://linuxgamecast.com/2019/04/install-davinci-resolve-16-on-ubuntu/</text:span></text:a></text:p>
      <text:list xml:id="list2790144530" text:style-name="WWNum11">
        <text:list-item>
          <text:p text:style-name="P10"><text:span text:style-name="T9">My parting gift to everyone rocking the Buntu. </text:span></text:p>
        </text:list-item>
      </text:list>
      <text:p text:style-name="Standard"/>
      <text:p text:style-name="Standard"><text:span text:style-name="T3">Shuttleworth on dueling foundations </text:span></text:p>
      <text:p text:style-name="Standard"><text:a xlink:type="simple" xlink:href="https://techcrunch.com/2019/04/29/canonicals-mark-shuttleworth-on-dueling-open-source-foundations/" text:style-name="ListLabel_20_102" text:visited-style-name="ListLabel_20_102"><text:span text:style-name="T15">https://techcrunch.com/2019/04/29/canonicals-mark-shuttleworth-on-dueling-open-source-foundations/</text:span></text:a></text:p>
      <text:list xml:id="list2209906185" text:style-name="WWNum10">
        <text:list-item>
          <text:p text:style-name="P11"><text:span text:style-name="T5">I understand Mark Shuttleworth’s concern about the OpenStack Foundation focusing on improving OpenStack rather than branching out and trying to be the be-all of infrastructure.</text:span></text:p>
        </text:list-item>
        <text:list-item>
          <text:p text:style-name="P11"><text:soft-page-break/><text:span text:style-name="T5">At the same time the OpenStack Foundation sees itself as needing to increase its infrastructure offerings to compete with the Cloud Native Computing Foundation and its Kubernetes upstarts.</text:span></text:p>
        </text:list-item>
        <text:list-item>
          <text:p text:style-name="P11"><text:span text:style-name="T5">Mark Shuttleworth’s keynote was at the Open Infrastructure Summit, formerly the OpenStack Summit, and The Linux Foundation hosted the Open Infrastructure Summit and is the parent company of the Cloud Native Computing Foundation of which the OpenStack Foundation is in competition with.</text:span></text:p>
        </text:list-item>
        <text:list-item>
          <text:p text:style-name="P11"><text:span text:style-name="T5">The Linux Foundation is the true embodiment of open source, not only employing Linus Torvalds, but will even host events of projects that aren’t even partnered with them.</text:span></text:p>
        </text:list-item>
        <text:list-item>
          <text:p text:style-name="P11"><text:span text:style-name="T9">Shuttleworth is a major sponsor of the OpenStack Foundation.</text:span></text:p>
        </text:list-item>
        <text:list-item>
          <text:p text:style-name="P11"><text:span text:style-name="T9">Cananonical is busy deploying 27 OpenStack clouds because that's part of their future.</text:span></text:p>
        </text:list-item>
        <text:list-item>
          <text:p text:style-name="P11"><text:span text:style-name="T9">Shuttleworth believes that the OpenStack Foundation is making a mistake by trying to be all things infrastructure.</text:span></text:p>
        </text:list-item>
        <text:list-item>
          <text:p text:style-name="P11"><text:span text:style-name="T9">Instead they should focus on the cloud thing, because reasons. </text:span></text:p>
        </text:list-item>
        <text:list-item>
          <text:p text:style-name="P11"><text:span text:style-name="T9">Maybe he has learned from the mistakes made at Canonical. </text:span></text:p>
        </text:list-item>
        <text:list-item>
          <text:p text:style-name="P11"><text:span text:style-name="T9">If not, there’s a track from the 1995 album Jagged Little Pill that would like a word. </text:span></text:p>
        </text:list-item>
      </text:list>
      <text:p text:style-name="Standard"/>
      <text:p text:style-name="Standard"><text:span text:style-name="T11">Why Linux stands out</text:span></text:p>
      <text:p text:style-name="Standard"><text:a xlink:type="simple" xlink:href="https://www.techrepublic.com/article/why-linux-stands-out-amongst-other-oses/" text:style-name="ListLabel_20_102" text:visited-style-name="ListLabel_20_102"><text:span text:style-name="T15">https://www.techrepublic.com/article/why-linux-stands-out-amongst-other-oses/</text:span></text:a></text:p>
      <text:list xml:id="list2209765763" text:style-name="WWNum7">
        <text:list-item>
          <text:p text:style-name="P12"><text:span text:style-name="T12">And how exactly is a story of a hiccup during an update from one major OS version to another representative of standing out?</text:span></text:p>
        </text:list-item>
        <text:list-item>
          <text:p text:style-name="P12"><text:span text:style-name="T12">Having that not happen would be better, no?</text:span></text:p>
        </text:list-item>
        <text:list-item>
          <text:p text:style-name="P12"><text:span text:style-name="T5">I guess Jack Wallen realized that his needs were unique using a Logitech T650 and an MS Arc Mouse?</text:span></text:p>
        </text:list-item>
        <text:list-item>
          <text:p text:style-name="P12"><text:span text:style-name="T5">Jack Wallen nailed it with the difference between Linux and other operating systems: <text:s/></text:span>“Linux works flawlessly for new users. At the same time, Linux makes it possible for experienced users to tinker to their heart's content. When things do go wrong, Linux gives you all the tools necessary to fix the problems.”</text:p>
        </text:list-item>
        <text:list-item>
          <text:p text:style-name="P12"><text:span text:style-name="T9">Dude had a trackpad that only worked with 4X kernels.</text:span></text:p>
        </text:list-item>
        <text:list-item>
          <text:p text:style-name="P12"><text:span text:style-name="T9">The latest POP shipped with kernel 5.x.</text:span></text:p>
        </text:list-item>
        <text:list-item>
          <text:p text:style-name="P12"><text:span text:style-name="T9">Trackpad noped but all was well since the 4X kernel was still hanging around. </text:span></text:p>
        </text:list-item>
        <text:list-item>
          <text:p text:style-name="P12"><text:span text:style-name="T9"><text:s/></text:span></text:p>
        </text:list-item>
      </text:list>
      <text:p text:style-name="P16"/>
      <text:p text:style-name="Standard"><text:soft-page-break/><draw:rect text:anchor-type="as-char" style:rel-width="100%" draw:z-index="5" draw:style-name="gr1" draw:text-style-name="P18" svg:width="0.0012in" svg:height="0.0213in"><text:p/></draw:rect></text:p>
      <text:p text:style-name="Standard">Plugs</text:p>
      <text:p text:style-name="Standard"/>
      <text:p text:style-name="Standard">New Patreons </text:p>
      <text:p text:style-name="Standard"><text:span text:style-name="T19">Sean</text:span></text:p>
      <text:p text:style-name="Standard"><text:span text:style-name="T19">OhDung</text:span></text:p>
      <text:p text:style-name="Standard"><draw:rect text:anchor-type="as-char" style:rel-width="100%" draw:z-index="6" draw:style-name="gr1" draw:text-style-name="P18" svg:width="0.0012in" svg:height="0.0213in"><text:p/></draw:rect></text:p>
      <text:p text:style-name="Standard">Slice of Pi</text:p>
      <text:p text:style-name="Standard"/>
      <text:p text:style-name="Standard"><text:span text:style-name="T11">Pi VPN</text:span></text:p>
      <text:p text:style-name="Standard"><text:a xlink:type="simple" xlink:href="https://www.tomshardware.com/reviews/raspberry-pi-vpn-gateway,6103.html" text:style-name="ListLabel_20_102" text:visited-style-name="ListLabel_20_102"><text:span text:style-name="T15">https://www.tomshardware.com/reviews/raspberry-pi-vpn-gateway,6103.html</text:span></text:a></text:p>
      <text:list xml:id="list800276071" text:style-name="WWNum2">
        <text:list-item>
          <text:p text:style-name="P13"><text:span text:style-name="T12">We’ve talked about the PiHole in the past.</text:span></text:p>
        </text:list-item>
        <text:list-item>
          <text:p text:style-name="P13"><text:span text:style-name="T12">This is the same principle, but instead of only filtering out the ad servers, it redirects all your traffic through an OpenVPN compatible VPN service (or your own if you have one set up).</text:span></text:p>
        </text:list-item>
      </text:list>
      <text:p text:style-name="Standard"/>
      <text:p text:style-name="Standard"><text:span text:style-name="T3">Pass keeping Pi</text:span></text:p>
      <text:p text:style-name="Standard"><text:a xlink:type="simple" xlink:href="https://passkeeper.jdevelop.com/" text:style-name="ListLabel_20_102" text:visited-style-name="ListLabel_20_102"><text:span text:style-name="T15">https://passkeeper.jdevelop.com/</text:span></text:a></text:p>
      <text:list xml:id="list3775267479" text:style-name="WWNum6">
        <text:list-item>
          <text:p text:style-name="P14"><text:span text:style-name="T5">Nice use of a Raspberry Pi Zero, as a hardware encrypted password storage system.</text:span></text:p>
        </text:list-item>
        <text:list-item>
          <text:p text:style-name="P14"><text:span text:style-name="T5">This device can store an unlimited number of passwords which you can access with an RFID key fob.</text:span></text:p>
        </text:list-item>
        <text:list-item>
          <text:p text:style-name="P14"><text:span text:style-name="T5">The case can be 3D printed with the included .STL file.</text:span></text:p>
        </text:list-item>
        <text:list-item>
          <text:p text:style-name="P14"><text:span text:style-name="T5">This is definitely a more modern alternative of storing passwords then my encrypted floppy disks.</text:span></text:p>
        </text:list-item>
      </text:list>
      <text:p text:style-name="Standard"><draw:rect text:anchor-type="as-char" style:rel-width="100%" draw:z-index="7" draw:style-name="gr1" draw:text-style-name="P18" svg:width="0.0012in" svg:height="0.0213in"><text:p/></draw:rect></text:p>
      <text:p text:style-name="Standard"><text:soft-page-break/>Feedba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1" style:display-name="ListLabel 101" style:family="text"/>
    <style:style style:name="ListLabel_20_102" style:display-name="ListLabel 102"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27" meta:word-count="1244" meta:character-count="8159" meta:non-whitespace-character-count="7049"/>
    <meta:generator>LibreOfficeDev/6.0.5.2$Linux_X86_64 LibreOffice_project/</meta:generator>
  </office:meta>
</office:document-meta>
</file>